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language="en" fo:country="US" fo:font-style="normal" officeooo:rsid="00d8df63" officeooo:paragraph-rsid="00d8df63" style:font-size-asian="12pt" style:font-style-asian="normal" style:font-size-complex="12pt" style:font-style-complex="normal"/>
    </style:style>
    <style:style style:name="P2" style:family="paragraph" style:parent-style-name="Text_20_body">
      <style:text-properties style:font-name="Liberation Serif" fo:font-size="12pt" fo:language="en" fo:country="US" fo:font-style="normal" officeooo:rsid="00d8df63" officeooo:paragraph-rsid="00d8df63" style:font-size-asian="12pt" style:font-style-asian="normal" style:font-size-complex="12pt" style:font-style-complex="normal"/>
    </style:style>
    <style:style style:name="P3" style:family="paragraph" style:parent-style-name="Text_20_body">
      <style:text-properties style:font-name="Liberation Serif" fo:font-size="12pt" fo:language="en" fo:country="US" fo:font-style="normal" officeooo:rsid="00d8df63" officeooo:paragraph-rsid="00e46408" style:font-size-asian="12pt" style:font-style-asian="normal" style:font-size-complex="12pt" style:font-style-complex="normal"/>
    </style:style>
    <style:style style:name="P4" style:family="paragraph" style:parent-style-name="Text_20_body">
      <style:text-properties style:font-name="Liberation Serif" fo:font-size="12pt" fo:language="en" fo:country="US" fo:font-style="normal" officeooo:rsid="00e05304" officeooo:paragraph-rsid="00e5af58" style:font-size-asian="12pt" style:font-style-asian="normal" style:font-size-complex="12pt" style:font-style-complex="normal"/>
    </style:style>
    <style:style style:name="P5" style:family="paragraph" style:parent-style-name="Text_20_body">
      <style:text-properties style:font-name="Liberation Serif" fo:font-size="12pt" fo:language="en" fo:country="US" fo:font-style="normal" officeooo:rsid="00e05304" officeooo:paragraph-rsid="00eb2f49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Liberation Serif" fo:font-size="12pt" fo:language="en" fo:country="US" fo:font-style="normal" officeooo:rsid="00e05304" officeooo:paragraph-rsid="00ec9133" style:font-size-asian="12pt" style:font-style-asian="normal" style:font-size-complex="12pt" style:font-style-complex="normal"/>
    </style:style>
    <style:style style:name="P7" style:family="paragraph" style:parent-style-name="Text_20_body">
      <style:text-properties style:font-name="Liberation Serif" fo:font-size="12pt" fo:language="en" fo:country="US" fo:font-style="normal" officeooo:rsid="00e05304" officeooo:paragraph-rsid="00ee0275" style:font-size-asian="12pt" style:font-style-asian="normal" style:font-size-complex="12pt" style:font-style-complex="normal"/>
    </style:style>
    <style:style style:name="P8" style:family="paragraph" style:parent-style-name="Text_20_body">
      <style:text-properties style:font-name="Liberation Serif" fo:font-size="12pt" fo:language="en" fo:country="US" fo:font-style="normal" officeooo:rsid="00e5af58" officeooo:paragraph-rsid="00ec9133" style:font-size-asian="12pt" style:font-style-asian="normal" style:font-size-complex="12pt" style:font-style-complex="normal"/>
    </style:style>
    <style:style style:name="P9" style:family="paragraph" style:parent-style-name="Text_20_body">
      <style:text-properties style:font-name="Liberation Serif" fo:font-size="12pt" fo:language="en" fo:country="US" fo:font-style="normal" officeooo:rsid="00e5af58" officeooo:paragraph-rsid="00ee0275" style:font-size-asian="12pt" style:font-style-asian="normal" style:font-size-complex="12pt" style:font-style-complex="normal"/>
    </style:style>
    <style:style style:name="P10" style:family="paragraph" style:parent-style-name="Text_20_body">
      <style:text-properties style:font-name="Liberation Serif" fo:font-size="12pt" fo:language="en" fo:country="US" fo:font-style="normal" officeooo:rsid="00e5af58" officeooo:paragraph-rsid="00f3e53b" style:font-size-asian="12pt" style:font-style-asian="normal" style:font-size-complex="12pt" style:font-style-complex="normal"/>
    </style:style>
    <style:style style:name="P11" style:family="paragraph" style:parent-style-name="Text_20_body">
      <style:text-properties style:font-name="Liberation Serif" fo:font-size="12pt" fo:language="en" fo:country="US" fo:font-style="normal" officeooo:rsid="00ee0275" officeooo:paragraph-rsid="00f1544d" style:font-size-asian="12pt" style:font-style-asian="normal" style:font-size-complex="12pt" style:font-style-complex="normal"/>
    </style:style>
    <style:style style:name="P12" style:family="paragraph" style:parent-style-name="Text_20_body">
      <style:text-properties style:font-name="Liberation Serif" fo:font-size="12pt" fo:language="en" fo:country="US" fo:font-style="normal" officeooo:rsid="00f1544d" officeooo:paragraph-rsid="00f1544d" style:font-size-asian="12pt" style:font-style-asian="normal" style:font-size-complex="12pt" style:font-style-complex="normal"/>
    </style:style>
    <style:style style:name="P13" style:family="paragraph" style:parent-style-name="Text_20_body">
      <style:text-properties style:font-name="Liberation Serif" fo:font-size="12pt" fo:language="en" fo:country="US" fo:font-style="normal" officeooo:rsid="00f1544d" officeooo:paragraph-rsid="00f35e02" style:font-size-asian="12pt" style:font-style-asian="normal" style:font-size-complex="12pt" style:font-style-complex="normal"/>
    </style:style>
    <style:style style:name="P14" style:family="paragraph" style:parent-style-name="Text_20_body">
      <style:text-properties style:font-name="Liberation Serif" fo:font-size="12pt" fo:language="en" fo:country="US" fo:font-style="normal" officeooo:rsid="00f200dc" officeooo:paragraph-rsid="00f200dc" style:font-size-asian="12pt" style:font-style-asian="normal" style:font-size-complex="12pt" style:font-style-complex="normal"/>
    </style:style>
    <style:style style:name="P15" style:family="paragraph" style:parent-style-name="Text_20_body">
      <style:text-properties style:font-name="Liberation Serif" fo:font-size="12pt" fo:language="en" fo:country="US" fo:font-style="normal" officeooo:rsid="00f200dc" officeooo:paragraph-rsid="00f35e02" style:font-size-asian="12pt" style:font-style-asian="normal" style:font-size-complex="12pt" style:font-style-complex="normal"/>
    </style:style>
    <style:style style:name="P16" style:family="paragraph" style:parent-style-name="Text_20_body">
      <style:text-properties style:font-name="Liberation Serif" fo:font-size="12pt" fo:language="en" fo:country="US" fo:font-style="normal" officeooo:rsid="00f3e53b" officeooo:paragraph-rsid="00f3e53b" style:font-size-asian="12pt" style:font-style-asian="normal" style:font-size-complex="12pt" style:font-style-complex="normal"/>
    </style:style>
    <style:style style:name="P17" style:family="paragraph" style:parent-style-name="Text_20_body">
      <style:text-properties style:font-name="Liberation Serif" fo:font-size="12pt" fo:language="en" fo:country="US" fo:font-style="normal" officeooo:rsid="00f4812d" officeooo:paragraph-rsid="00f4812d" style:font-size-asian="12pt" style:font-style-asian="normal" style:font-size-complex="12pt" style:font-style-complex="normal"/>
    </style:style>
    <style:style style:name="T1" style:family="text">
      <style:text-properties officeooo:rsid="00dc960f"/>
    </style:style>
    <style:style style:name="T2" style:family="text">
      <style:text-properties officeooo:rsid="00de8b75"/>
    </style:style>
    <style:style style:name="T3" style:family="text">
      <style:text-properties officeooo:rsid="00e05304"/>
    </style:style>
    <style:style style:name="T4" style:family="text">
      <style:text-properties officeooo:rsid="00d8df63"/>
    </style:style>
    <style:style style:name="T5" style:family="text">
      <style:text-properties officeooo:rsid="00e5af58"/>
    </style:style>
    <style:style style:name="T6" style:family="text">
      <style:text-properties officeooo:rsid="00eb2f49"/>
    </style:style>
    <style:style style:name="T7" style:family="text">
      <style:text-properties officeooo:rsid="00ee0275"/>
    </style:style>
    <style:style style:name="T8" style:family="text">
      <style:text-properties officeooo:rsid="00f1544d"/>
    </style:style>
    <style:style style:name="T9" style:family="text">
      <style:text-properties officeooo:rsid="00f35e02"/>
    </style:style>
    <style:style style:name="T10" style:family="text">
      <style:text-properties officeooo:rsid="00f3e5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\chapter{Method}</text:p>
      <text:p text:style-name="P1">\label{sec:method}</text:p>
      <text:p text:style-name="P1">As explained in \Cref{sec:introduction} the aim of this work is to find a drone</text:p>
      <text:p text:style-name="P1">design that is the result of an optimization problem, which tends to maximize the</text:p>
      <text:p text:style-name="P1">MAV's omni-directionality, flight efficiency and controllability. To do so it is</text:p>
      <text:p text:style-name="P1">important to first state what are the parameters that define the design of an MAV.</text:p>
      <text:p text:style-name="P1">These parameters are defined as:</text:p>
      <text:p text:style-name="P1"/>
      <text:p text:style-name="P1">\begin{itemize}</text:p>
      <text:p text:style-name="P1">\item $\beta$ <text:s/>(angles formed by the arms with the horizontal plane see \Cref{fig:drone_design})</text:p>
      <text:p text:style-name="P1">\item $\theta$ (angles formed by the arms in the horizontal plane see \Cref{fig:drone_design})</text:p>
      <text:p text:style-name="P1">\item $L$ (arm length)</text:p>
      <text:p text:style-name="P1">\item $n$ (number of propeller)</text:p>
      <text:p text:style-name="P1">\end{itemize}</text:p>
      <text:p text:style-name="P1"/>
      <text:p text:style-name="P1">\begin{figure}[h]</text:p>
      <text:p text:style-name="P1">\centering</text:p>
      <text:p text:style-name="P1">\begin{minipage}[t]{0.3\textwidth}</text:p>
      <text:p text:style-name="P1"><text:s text:c="2"/>\centering</text:p>
      <text:p text:style-name="P1"><text:s text:c="2"/>\includegraphics[width=\textwidth]{images/drone_design.jpg}</text:p>
      <text:p text:style-name="P1">\end{minipage}</text:p>
      <text:p text:style-name="P1">\hfill</text:p>
      <text:p text:style-name="P1">\begin{minipage}[t]{0.3\textwidth}</text:p>
      <text:p text:style-name="P1"><text:s text:c="2"/>\centering</text:p>
      <text:p text:style-name="P1"><text:s text:c="2"/>\includegraphics[width=\textwidth]{images/drone_design1.jpg}</text:p>
      <text:p text:style-name="P1">\end{minipage}</text:p>
      <text:p text:style-name="P1">\hfill</text:p>
      <text:p text:style-name="P1">\begin{minipage}[t]{0.3\textwidth}</text:p>
      <text:p text:style-name="P1"><text:s text:c="2"/>\centering</text:p>
      <text:p text:style-name="P1"><text:s text:c="2"/>\includegraphics[width=\textwidth]{images/drone_design2.jpg}</text:p>
      <text:p text:style-name="P1">\end{minipage}</text:p>
      <text:p text:style-name="P1"><text:soft-page-break/>\caption{Quadcopter to illustrate the parameters that define the morphology of an</text:p>
      <text:p text:style-name="P1">MAV ($n = 4$, $\beta\ =\ [30, 30, 30, 30]\ [^{\circ}]$, $\theta\ =\ [22, 22, 22, 22]\</text:p>
      <text:p text:style-name="P1">[^{\circ}]$, and $L\ =\ 0.4\ [m]$).}</text:p>
      <text:p text:style-name="P1">\label{fig:drone_design}</text:p>
      <text:p text:style-name="P1">\end{figure}</text:p>
      <text:p text:style-name="P1"/>
      <text:p text:style-name="P1">To solve the problem an optimization engine is developed with</text:p>
      <text:p text:style-name="P1">MATLAB$^\textrm{\textregistered}$. This tool returns the aforementioned</text:p>
      <text:p text:style-name="P1">parameters along with other information on the corresponding MAV design.</text:p>
      <text:p text:style-name="P1">The interesting drone designs outputted by the tool are then simulated on</text:p>
      <text:p text:style-name="P3">Gazebo$^\textrm{\textregistered}$\footnote{An open source robot simulator \citep{noauthor_gazebo_nodate}.}</text:p>
      <text:p text:style-name="P1">and the control of the different models is achieved using a Robotic Operating</text:p>
      <text:p text:style-name="P1">System\footnote{An open source collection of software that help developers to</text:p>
      <text:p text:style-name="P1">create robot applications \citep{rostutorials}.} (ROS) node.\\</text:p>
      <text:p text:style-name="P1">This chapter first covers the theory needed to obtain a generalize mathematical</text:p>
      <text:p text:style-name="P1">model for a n-rotor MAV with an arbitrary morphology. Then, the optimization</text:p>
      <text:p text:style-name="P1">problem is defined. Afterwards, the optimization tool is described. In the end,</text:p>
      <text:p text:style-name="P1">the theoretical background needed to perform the simulations is covered.</text:p>
      <text:p text:style-name="P1"/>
      <text:p text:style-name="P1">\section{Modelisation of MAVs}</text:p>
      <text:p text:style-name="P1">\label{sec:modeling_mav}</text:p>
      <text:p text:style-name="P1">In the following part, a dynamical model for a general design of MAV is presented.</text:p>
      <text:p text:style-name="P1">Such a modelisation is much needed to mathematiacally optimize the morphology of</text:p>
      <text:p text:style-name="P1">a MAV. This model is inspired from the models presented in</text:p>
      <text:p text:style-name="P1">\citep{kamel_voliro:_2018} and \citep{ryll_modeling_2012}.</text:p>
      <text:p text:style-name="P1"/>
      <text:p text:style-name="P1">\subsubsection{Assumptions}</text:p>
      <text:p text:style-name="P1">\label{sec:assumptions}</text:p>
      <text:p text:style-name="P1">In this model the first assumption is that the MAV is composed of n+1 rigid bodies:</text:p>
      <text:p text:style-name="P1">one for each propeller unit $P_i$ and one for the body B. Then, it is considered that</text:p>
      <text:p text:style-name="P1"><text:soft-page-break/>the thrust is produced by irreversible fixed-pitch motor-propeller actuators. Finally,</text:p>
      <text:p text:style-name="P1">only the aerodynamic forces and torques that are responsible for the MAV actuation</text:p>
      <text:p text:style-name="P1">are considered, all the second order effects and disturbances are neglected and</text:p>
      <text:p text:style-name="P1">also the airflow interactions between the different rotors are neglected.</text:p>
      <text:p text:style-name="P1"/>
      <text:p text:style-name="P1">\subsubsection{Initial Definitions}</text:p>
      <text:p text:style-name="P1">\label{sec:definitions}</text:p>
      <text:p text:style-name="P1">In order to understand correctly the dynamical model, a few definitions are much</text:p>
      <text:p text:style-name="P1">needed. First, let us define $\mathcal{F}_{W} : \{O_{W}; X_{W}, <text:s/>Y_{W}, <text:s/>Z_{W}\}$</text:p>
      <text:p text:style-name="P1">as the world fixed inertial frame and $\mathcal{F}_{B}: \{O_{B}, X_{B}, <text:s/>Y_{B},</text:p>
      <text:p text:style-name="P1">Z_{B}\}$</text:p>
      <text:p text:style-name="P1">as a moving frame attached to the MAV. Also, $\mathcal{F}_{P_{i}} : \{O_{P_{i}};</text:p>
      <text:p text:style-name="P1">X_{P_{i}}, Y_{P_{i}}, <text:s/>Z_{P_{i}}\}, i = 1...n$ is the frame of the i-th propeller.</text:p>
      <text:p text:style-name="P1">The propeller rotate around the axis $Z_{P_{i}}$, and thus the thrust $T_{i}$ is</text:p>
      <text:p text:style-name="P1">produced along this axis. The tilt movement of the rotors is a simple rotation</text:p>
      <text:p text:style-name="P1">around $X_{P_{i}}$. Now let $^{W}R_{B}$ be the orientation of the body frame</text:p>
      <text:p text:style-name="P1">with respect to the world frame and $^{B}R_{P_{i}}$ be the orientation of the</text:p>
      <text:p text:style-name="P1">i-th propeller with respect to the body frame. From there, it</text:p>
      <text:p text:style-name="P1">straightforward with the help of \Cref{fig:tilt_model} that</text:p>
      <text:p text:style-name="P1"/>
      <text:p text:style-name="P1">\begin{equation}</text:p>
      <text:p text:style-name="P1"><text:s text:c="2"/>\label{rot_b_pi}</text:p>
      <text:p text:style-name="P1"><text:s text:c="2"/>^{B}R_{P_{i}} \ = \ R_{Z}\bigg((i-1)\frac{2\pi}{n}\bigg) R_Z(\theta_i)</text:p>
      <text:p text:style-name="P1"><text:s text:c="2"/>R_Y(\beta_i) R_{X}(\alpha_{i}),\ <text:s/>i = 1...n\, .</text:p>
      <text:p text:style-name="P1">\end{equation}</text:p>
      <text:p text:style-name="P1"/>
      <text:p text:style-name="P1">Equivalently, let</text:p>
      <text:p text:style-name="P1"/>
      <text:p text:style-name="P1">\begin{equation}</text:p>
      <text:p text:style-name="P1"><text:s text:c="2"/>\label{O_pi}</text:p>
      <text:p text:style-name="P1"><text:s text:c="2"/>^{B}O_{P_{i}} \ = \ R_{Z}\bigg((i-1)\frac{2\pi}{n}\bigg) R_Z(\theta_i) R_Y(\beta_i)</text:p>
      <text:p text:style-name="P1"><text:soft-page-break/><text:s text:c="2"/>\begin{bmatrix}</text:p>
      <text:p text:style-name="P1"><text:s text:c="4"/>L \\</text:p>
      <text:p text:style-name="P1"><text:s text:c="4"/>0 \\</text:p>
      <text:p text:style-name="P1"><text:s text:c="4"/>0</text:p>
      <text:p text:style-name="P1"><text:s text:c="2"/>\end{bmatrix}</text:p>
      <text:p text:style-name="P1"><text:s text:c="2"/>,\ <text:s text:c="2"/>i = 1...n \,</text:p>
      <text:p text:style-name="P1">\end{equation}</text:p>
      <text:p text:style-name="P1"/>
      <text:p text:style-name="P1">be the origin of the i-th propeller frame <text:s/>$\mathcal{F}_{P_{i}}$.</text:p>
      <text:p text:style-name="P1">In \Cref{rot_b_pi} and (\ref{O_pi}), $(i-1)\frac{2\pi}{n}$ is the angle that</text:p>
      <text:p text:style-name="P1">the i-th arm would form with axis $X_B$ if the arms of the drone are evenly</text:p>
      <text:p text:style-name="P1">distributed in the horizontal plane, $\theta_i$ is the angle that i-th arm forms</text:p>
      <text:p text:style-name="P1">in the horizontal plane with respect to its evenly distributed position</text:p>
      <text:p text:style-name="P1">(see \Cref{fig:drone_design}), $\beta_i$ is the angle that the i-th arm forms with</text:p>
      <text:p text:style-name="P1">the horizontal plane (see \Cref{fig:drone_design}), $\alpha_{i}$ is the tilting</text:p>
      <text:p text:style-name="P1">angles of the i-th propeller about the $X_{P_{i}}$ axis, L is the arm length and</text:p>
      <text:p text:style-name="P1">n is the number of propellers.</text:p>
      <text:p text:style-name="P1"/>
      <text:p text:style-name="P1">\begin{figure}[h]</text:p>
      <text:p text:style-name="P1"><text:s text:c="2"/>\centering</text:p>
      <text:p text:style-name="P1"><text:s text:c="2"/>\includegraphics[width=0.5\textwidth]{images/tilt_model.png}</text:p>
      <text:p text:style-name="P1"><text:s text:c="2"/>\caption{Representation of the i-th tilting arm \citep{ryll_modeling_2012}.}</text:p>
      <text:p text:style-name="P1"><text:s text:c="2"/>\label{fig:tilt_model}</text:p>
      <text:p text:style-name="P1">\end{figure}</text:p>
      <text:p text:style-name="P1"/>
      <text:p text:style-name="P1">\subsubsection{Equations of motion}</text:p>
      <text:p text:style-name="P1">\label{sec:equations}</text:p>
      <text:p text:style-name="P1">Using Newton-Euler formalism, the general equations of motion of the MAV are</text:p>
      <text:p text:style-name="P1">\begin{equation}</text:p>
      <text:p text:style-name="P1"><text:s text:c="2"/>\label{acc_eq}</text:p>
      <text:p text:style-name="P1"><text:s text:c="2"/>\begin{cases}</text:p>
      <text:p text:style-name="P1"><text:soft-page-break/><text:s text:c="4"/>\dot{\omega}_B <text:s/>\ = \ I_B^{-1} \sum_{i=1}^{n} <text:s/>\big(\ ^{B}R_{P_{i}} \tau_{ext,i} + \tau_{Bi} \ \big) \, ,\\</text:p>
      <text:p text:style-name="P1"><text:s text:c="4"/>\ddot{p} <text:s/>\ = \</text:p>
      <text:p text:style-name="P1"><text:s text:c="4"/>\begin{bmatrix}</text:p>
      <text:p text:style-name="P1"><text:s text:c="6"/>0 \\</text:p>
      <text:p text:style-name="P1"><text:s text:c="6"/>0 \\</text:p>
      <text:p text:style-name="P1"><text:s text:c="6"/>-g</text:p>
      <text:p text:style-name="P1"><text:s text:c="4"/>\end{bmatrix}</text:p>
      <text:p text:style-name="P1"><text:s text:c="4"/>\frac{1}{m} \ ^{W}R_B \sum_{i=1}^{n} T_i \, .</text:p>
      <text:p text:style-name="P1"><text:s text:c="2"/>\end{cases}</text:p>
      <text:p text:style-name="P1">\end{equation}</text:p>
      <text:p text:style-name="P1"/>
      <text:p text:style-name="P1">Where</text:p>
      <text:p text:style-name="P1"/>
      <text:p text:style-name="P1">\begin{equation}</text:p>
      <text:p text:style-name="P1"><text:s text:c="2"/>\label{tau_b_i}</text:p>
      <text:p text:style-name="P1"><text:s text:c="2"/>\tau_{Bi} <text:s/>\ = \ ^{B}O_{P_{i}} \times\ <text:s text:c="2"/>^{B}R_{P_{i}} T_{P,i}\, ,</text:p>
      <text:p text:style-name="P1">\end{equation}</text:p>
      <text:p text:style-name="P1"/>
      <text:p text:style-name="P1">\begin{equation}</text:p>
      <text:p text:style-name="P1"><text:s text:c="2"/>\label{tau_ext_i}</text:p>
      <text:p text:style-name="P1"><text:s text:c="2"/>\tau_{ext,i} <text:s/>\ = \ <text:s/>\big[0 \ \ <text:s/>0 \ \ <text:s/>- c_i \kappa_m w_i^2 \big]^T \</text:p>
      <text:p text:style-name="P1">\end{equation}</text:p>
      <text:p text:style-name="P1"/>
      <text:p text:style-name="P1">\centerline{ $\begin{cases} c_i = 1, &amp; \mbox{if } i \mbox{ is odd } (cw\ rotation\ to</text:p>
      <text:p text:style-name="P1">\ produce + thrust)\\ c_i = -1 &amp; \mbox{if } i\mbox{ is even } (ccw\ rotation\ to</text:p>
      <text:p text:style-name="P1">\ produce + thrust) \end{cases}$ }</text:p>
      <text:p text:style-name="P1"/>
      <text:p text:style-name="P1">and</text:p>
      <text:p text:style-name="P1"/>
      <text:p text:style-name="P1">\begin{equation}</text:p>
      <text:p text:style-name="P1"><text:soft-page-break/><text:s text:c="2"/>\label{T_i}</text:p>
      <text:p text:style-name="P1"><text:s text:c="2"/>T_i <text:s/>\ = \ ^{B}R_{P_{i}} T_{Pi} \, ,\ \ T_{Pi} <text:s/>\ = \ \big[0 \ \ 0 \ \</text:p>
      <text:p text:style-name="P1"><text:s text:c="2"/>\kappa_f w_i^2 \big]^T\, .</text:p>
      <text:p text:style-name="P1">\end{equation}</text:p>
      <text:p text:style-name="P1"/>
      <text:p text:style-name="P1">In \Cref{acc_eq} $g$ is the gravity constant, in \Cref{tau_ext_i}, $\kappa_{m}$</text:p>
      <text:p text:style-name="P1">is the propeller drag coefficient, in \Cref{T_i} $\kappa_{f}$ is the propeller</text:p>
      <text:p text:style-name="P1">thrust coefficient and in \Cref{tau_ext_i} and (\ref{T_i}) $w_{i}$ is the i-th</text:p>
      <text:p text:style-name="P1">propeller rotation speed.\\</text:p>
      <text:p text:style-name="P1">The force and torque that the drone produce in body frame $\mathcal{F}_B$ are</text:p>
      <text:p text:style-name="P1"/>
      <text:p text:style-name="P1">\begin{equation}</text:p>
      <text:p text:style-name="P1"><text:s text:c="2"/>\label{force_eq}</text:p>
      <text:p text:style-name="P1"><text:s text:c="4"/>\begin{bmatrix}</text:p>
      <text:p text:style-name="P1"><text:s text:c="6"/>M_B \\</text:p>
      <text:p text:style-name="P1"><text:s text:c="6"/>F_B</text:p>
      <text:p text:style-name="P1"><text:s text:c="4"/>\end{bmatrix} \ = \</text:p>
      <text:p text:style-name="P1"><text:s text:c="4"/>\begin{bmatrix}</text:p>
      <text:p text:style-name="P1"><text:s text:c="6"/>\sum_{i=1}^{n} <text:s/>\big(\ ^{B}R_{P_{i}} \tau_{ext,i} + \tau_{Bi} \ \big) \\</text:p>
      <text:p text:style-name="P1"><text:s text:c="6"/>\sum_{i=1}^{n} T_i</text:p>
      <text:p text:style-name="P1"><text:s text:c="4"/>\end{bmatrix}</text:p>
      <text:p text:style-name="P1"><text:s text:c="4"/>\, ,</text:p>
      <text:p text:style-name="P1">\end{equation}</text:p>
      <text:p text:style-name="P1"/>
      <text:p text:style-name="P1">that can be rewritten</text:p>
      <text:p text:style-name="P1"/>
      <text:p text:style-name="P1">\begin{equation}</text:p>
      <text:p text:style-name="P1"><text:s text:c="2"/>\label{force_eq}</text:p>
      <text:p text:style-name="P1"><text:s text:c="4"/>\begin{bmatrix}</text:p>
      <text:p text:style-name="P1"><text:s text:c="6"/>M_B \\</text:p>
      <text:p text:style-name="P1"><text:s text:c="6"/>F_B</text:p>
      <text:p text:style-name="P1"><text:soft-page-break/><text:s text:c="4"/>\end{bmatrix} \ = \</text:p>
      <text:p text:style-name="P1"><text:s text:c="4"/>A(\alpha)W</text:p>
      <text:p text:style-name="P1"><text:s text:c="4"/>\, .</text:p>
      <text:p text:style-name="P1">\end{equation}</text:p>
      <text:p text:style-name="P1"/>
      <text:p text:style-name="P1">Where $W = [w_1^2,\ w_2^2,\ ...,\ w_n^2]$ and\\\\</text:p>
      <text:p text:style-name="P1">\resizebox{\textwidth}{!}{</text:p>
      <text:p text:style-name="P1">$A(\alpha) \ = \</text:p>
      <text:p text:style-name="P1">\begin{bmatrix}</text:p>
      <text:p text:style-name="P1"><text:s text:c="2"/>(-\kappa_f L s(\beta_1) c(\theta_1) +c_1\kappa_m s(\theta_1)) s(\alpha_1)</text:p>
      <text:p text:style-name="P1"><text:s text:c="2"/>+ (\kappa_f L s(\theta_1) +c_1 \kappa_m c(\theta_1) s(\beta_1)) c(\alpha_1) &amp; ...\\</text:p>
      <text:p text:style-name="P1"><text:s text:c="2"/>(-\kappa_f L s(\beta_1) s(\theta_1) - c_1 \kappa_m c(\theta_1)) s(\alpha_1)</text:p>
      <text:p text:style-name="P1"><text:s text:c="2"/>+ (-\kappa_f L c(\theta_1) +c_1 \kappa_m s(\beta_1) s(\theta_1)) c(\alpha_1) &amp; ...\\</text:p>
      <text:p text:style-name="P1"><text:s text:c="2"/>(-L \kappa_f c(\beta_1)) s(\alpha_1) +(c_1 \kappa_m c(\beta_1)) c(\alpha_1) &amp; ...\\</text:p>
      <text:p text:style-name="P1"><text:s text:c="2"/>s(\theta_1) \kappa_f s(\alpha_1) + s(\beta_1) c(\theta_1) \kappa_f c(\alpha_1) &amp; ...\\</text:p>
      <text:p text:style-name="P1"><text:s text:c="2"/>-c(\theta_1) \kappa_f s(\alpha_1) +s(\beta_1) s(\theta_1) \kappa_f c(\alpha_1) &amp; ...\\</text:p>
      <text:p text:style-name="P1"><text:s text:c="2"/>c(\beta_1) \kappa_f c(\alpha_1) &amp; ...</text:p>
      <text:p text:style-name="P1">\end{bmatrix} \, ,$</text:p>
      <text:p text:style-name="P1">}\\\\</text:p>
      <text:p text:style-name="P1">is the $6 \times n$ allocation matrix and $c(\cdot)$ and $s(\cdot)$ represent the</text:p>
      <text:p text:style-name="P1">cosine and sine operator respectively.</text:p>
      <text:p text:style-name="P1"/>
      <text:p text:style-name="P1">\subsubsection{Static allocation}</text:p>
      <text:p text:style-name="P1">\label{sec:allocation}</text:p>
      <text:p text:style-name="P1">The optimization engine has to compute the maximal reachable force and torque in</text:p>
      <text:p text:style-name="P1">a large number of direction. So to compute that in a reasonable times in</text:p>
      <text:p text:style-name="P1">\citep{kamel_voliro:_2018} an approach to transform the non-linear allocation matrix</text:p>
      <text:p text:style-name="P1">into a static allocation matrix, which renders the problem of inverse kinematic</text:p>
      <text:p text:style-name="P1">linear. To do so, the system in \Cref{force_eq} is rewritten as</text:p>
      <text:p text:style-name="P1"/>
      <text:p text:style-name="P1">\begin{equation}</text:p>
      <text:p text:style-name="P1"><text:soft-page-break/><text:s text:c="2"/>\label{static_force_eq}</text:p>
      <text:p text:style-name="P1"><text:s text:c="4"/>\begin{bmatrix}</text:p>
      <text:p text:style-name="P1"><text:s text:c="6"/>M_B \\</text:p>
      <text:p text:style-name="P1"><text:s text:c="6"/>F_B</text:p>
      <text:p text:style-name="P1"><text:s text:c="4"/>\end{bmatrix} \ = \</text:p>
      <text:p text:style-name="P1"><text:s text:c="4"/>A_{static}F_{dec}</text:p>
      <text:p text:style-name="P1"><text:s text:c="4"/>\, .</text:p>
      <text:p text:style-name="P1">\end{equation}</text:p>
      <text:p text:style-name="P1">Where $F_{dec}$ is the decomposed force vector defined as follow</text:p>
      <text:p text:style-name="P1">\begin{equation}</text:p>
      <text:p text:style-name="P1"><text:s text:c="2"/>\label{f_dec}</text:p>
      <text:p text:style-name="P1"><text:s text:c="4"/>F_{dec} \ = \</text:p>
      <text:p text:style-name="P1"><text:s text:c="4"/>\begin{pmatrix}</text:p>
      <text:p text:style-name="P1"><text:s text:c="6"/>F_{h,1} \\</text:p>
      <text:p text:style-name="P1"><text:s text:c="6"/>F_{v,1} \\</text:p>
      <text:p text:style-name="P1"><text:s text:c="6"/>... \\</text:p>
      <text:p text:style-name="P1"><text:s text:c="6"/>F_{h,n} \\</text:p>
      <text:p text:style-name="P1"><text:s text:c="6"/>F_{v,n}</text:p>
      <text:p text:style-name="P1"><text:s text:c="4"/>\end{pmatrix} \, ,</text:p>
      <text:p text:style-name="P1">\end{equation}</text:p>
      <text:p text:style-name="P1"/>
      <text:p text:style-name="P1">with $F_{v,1}\ = \ \kappa_f cos(\alpha_i)$ the vertical force produced by the i-th</text:p>
      <text:p text:style-name="P1">propeller and $F_{h,1}\ = \ \kappa_f sin(\alpha_i)$ the horizontal force produced</text:p>
      <text:p text:style-name="P1">by the i-th propeller. And the static matrix defined as\\\\</text:p>
      <text:p text:style-name="P1">\resizebox{\textwidth}{!}{</text:p>
      <text:p text:style-name="P1">$A_{static} \ = \</text:p>
      <text:p text:style-name="P1">\begin{bmatrix}</text:p>
      <text:p text:style-name="P1"><text:s text:c="6"/>-\kappa_f L s(\beta_1) c(\theta_1) +c_1\kappa_m s(\theta_1) <text:s/>&amp;</text:p>
      <text:p text:style-name="P1"><text:s text:c="6"/>+ \kappa_f L s(\theta_1) +c_1 \kappa_m c(\theta_1) s(\beta_1) <text:s/>&amp; ... &amp; ...\\</text:p>
      <text:p text:style-name="P1"><text:s text:c="6"/>-\kappa_f L s(\beta_1) s(\theta_1) - c_1 \kappa_m c(\theta_1) &amp;</text:p>
      <text:p text:style-name="P1"><text:s text:c="6"/>-\kappa_f L c(\theta_1) +c_1 \kappa_m s(\beta_1) s(\theta_1) <text:s/>&amp; ... &amp; ...\\</text:p>
      <text:p text:style-name="P1"><text:soft-page-break/><text:s text:c="6"/>-L \kappa_f c(\beta_1) &amp; c_1 \kappa_m c(\beta_1) <text:s/>&amp; ... &amp; ...\\</text:p>
      <text:p text:style-name="P1"><text:s text:c="6"/>s(\theta_1) \kappa_f &amp; s(\beta_1) c(\theta_1) \kappa_f &amp; ... &amp; ...\\</text:p>
      <text:p text:style-name="P1"><text:s text:c="6"/>-c(\theta_1) \kappa_f <text:s/>&amp; s(\beta_1) s(\theta_1) \kappa_f &amp; ... &amp; ...\\</text:p>
      <text:p text:style-name="P1"><text:s text:c="6"/>0 &amp; c(\beta_1) \kappa_f <text:s/>&amp; ... &amp; ...</text:p>
      <text:p text:style-name="P1">\end{bmatrix}\, ,$</text:p>
      <text:p text:style-name="P1">}\\\\</text:p>
      <text:p text:style-name="P1">a $6 \times 2n$ matrix that is invariant for a drone design. Using the Moore-Penrose</text:p>
      <text:p text:style-name="P1">pseudo inverse we can easily get the inverse kinematic as follow</text:p>
      <text:p text:style-name="P1"/>
      <text:p text:style-name="P1">\begin{equation}</text:p>
      <text:p text:style-name="P1"><text:s text:c="2"/>\label{inverse_kin}</text:p>
      <text:p text:style-name="P1"><text:s text:c="2"/>F_{dec} <text:s/>\ = \ A_{static}^{\dagger}</text:p>
      <text:p text:style-name="P1"><text:s text:c="4"/>\begin{bmatrix}</text:p>
      <text:p text:style-name="P1"><text:s text:c="6"/>M_{des} \\</text:p>
      <text:p text:style-name="P1"><text:s text:c="6"/>F_{des}</text:p>
      <text:p text:style-name="P1"><text:s text:c="4"/>\end{bmatrix}</text:p>
      <text:p text:style-name="P1"><text:s text:c="4"/>\, .</text:p>
      <text:p text:style-name="P1">\end{equation}</text:p>
      <text:p text:style-name="P1"/>
      <text:p text:style-name="P1">Which returns the decomposed force vector for a desired force and torque. Finding</text:p>
      <text:p text:style-name="P1">the tilting angles and propellers rotation speed required to attain this desired</text:p>
      <text:p text:style-name="P1">force and torque is then pretty straightforward</text:p>
      <text:p text:style-name="P1"/>
      <text:p text:style-name="P1">\begin{equation}</text:p>
      <text:p text:style-name="P1"><text:s text:c="2"/>\label{decomposition}</text:p>
      <text:p text:style-name="P1"><text:s text:c="2"/>\begin{cases}</text:p>
      <text:p text:style-name="P1"><text:s text:c="4"/>w_i^2 = \frac{1}{\kappa_f} \sqrt{F_{v,i}^2 + F_{h,i}^2} \\</text:p>
      <text:p text:style-name="P1"><text:s text:c="4"/>\alpha_i = atan2(F_{h,i},F_{v,i})</text:p>
      <text:p text:style-name="P1"><text:s text:c="2"/>\end{cases}\, .</text:p>
      <text:p text:style-name="P1">\end{equation}</text:p>
      <text:p text:style-name="P1"/>
      <text:p text:style-name="P1"><text:soft-page-break/>\section{Optimization problem}</text:p>
      <text:p text:style-name="P1">\label{sec:optimization_problem}</text:p>
      <text:p text:style-name="P1">The following section focuses on the optimization problem that the engine has to</text:p>
      <text:p text:style-name="P1">solve in order to obtain a MAV design that is optimal. The criteria that make</text:p>
      <text:p text:style-name="P1">this design optimal are also discussed.</text:p>
      <text:p text:style-name="P1"/>
      <text:p text:style-name="P1">\subsubsection{Problem statement}</text:p>
      <text:p text:style-name="P1">\label{sec:problem}</text:p>
      <text:p text:style-name="P1"><text:s/>The optimization problem is stated as follow</text:p>
      <text:p text:style-name="P1"/>
      <text:p text:style-name="P1">\begin{equation}</text:p>
      <text:p text:style-name="P1"><text:s text:c="2"/>\label{opt_pb}</text:p>
      <text:p text:style-name="P1"><text:s text:c="2"/>\begin{aligned}</text:p>
      <text:p text:style-name="P1"><text:s text:c="4"/>&amp; \underset{x}{\text{arg max}}</text:p>
      <text:p text:style-name="P1"><text:s text:c="4"/>&amp; &amp; f(x) &amp;\text{subject to} &amp;</text:p>
      <text:p text:style-name="P1"><text:s text:c="4"/>\begin{cases}</text:p>
      <text:p text:style-name="P1"><text:s text:c="6"/>c(x) \leq 0 \\</text:p>
      <text:p text:style-name="P1"><text:s text:c="6"/>ceq(x) = 0 \\</text:p>
      <text:p text:style-name="P1"><text:s text:c="6"/>A\cdot x \leq 0 \\</text:p>
      <text:p text:style-name="P1"><text:s text:c="6"/>Aeq \cdot x = 0 \\</text:p>
      <text:p text:style-name="P1"><text:s text:c="6"/>lb \leq x \leq ub\, ,</text:p>
      <text:p text:style-name="P1"><text:s text:c="4"/>\end{cases}</text:p>
      <text:p text:style-name="P1"><text:s text:c="2"/>\end{aligned}</text:p>
      <text:p text:style-name="P1">\end{equation}</text:p>
      <text:p text:style-name="P1"/>
      <text:p text:style-name="P1">where $f(x)$ is the cost function, $x$ the argument vector, $c(x)$</text:p>
      <text:p text:style-name="P1">the non-linear inequality constraint vector, $ceq(x)$ the non-linear equality</text:p>
      <text:p text:style-name="P1">constraint vector, $A$ the linear inequality constraint matrix, $Aeq$ the linear</text:p>
      <text:p text:style-name="P1">equality constraint matrix, $lb$ the lower bound vector of the arguments ($x$)</text:p>
      <text:p text:style-name="P1">and $ub$ the upper bound vector.\\</text:p>
      <text:p text:style-name="P1">Once the optimization problem solved, the output is the optimal argument vector</text:p>
      <text:p text:style-name="P1"><text:soft-page-break/>$x^*$ that maximizes the cost function $f(x)$. In our case the argument vector</text:p>
      <text:p text:style-name="P1">$x$ is composed of the MAV's morphology parameters ($\beta$, $\theta$, $L$, $n$)</text:p>
      <text:p text:style-name="P1">and the cost functions are the subject of next section.</text:p>
      <text:p text:style-name="P1"/>
      <text:p text:style-name="P1">\subsubsection{Cost Functions}</text:p>
      <text:p text:style-name="P1">\label{sec:cost_functions}</text:p>
      <text:p text:style-name="P1">As stated in \Cref{sec:introduction} the aim of the project is to obtain a multi-rotor</text:p>
      <text:p text:style-name="P1">design that is omni-directional. Therefore, it is the heart of the problem to</text:p>
      <text:p text:style-name="P1">define meaningful cost functions for the optimization problem, which when</text:p>
      <text:p text:style-name="P1">solved would return parameters for an omni-directional drone. In this section</text:p>
      <text:p text:style-name="P1">the few cost functions that capture at best the omni-directionality are described.\\</text:p>
      <text:p text:style-name="P1">The first, and also one of the more meaningful cost function consists in maximizing</text:p>
      <text:p text:style-name="P1">the minimal attainable force and the minimal attainable torque that the MAV can</text:p>
      <text:p text:style-name="P1">produce in any direction. It makes sense because on of the definition of</text:p>
      <text:p text:style-name="P1">omni-directionality <text:s/>is defined as the drone capacity to accelerate instantaneously</text:p>
      <text:p text:style-name="P1">in every directions. In order to do that the MAV has to have high minimal attainable</text:p>
      <text:p text:style-name="P1">force and torque, hence this cost function. It turns out this cost function is also</text:p>
      <text:p text:style-name="P1">computationally quite lighter than the other. Indeed, as when the multi-rotor apply a</text:p>
      <text:p text:style-name="P1">force or torque in the direction parallel to one of its arm, the propeller on this arm</text:p>
      <text:p text:style-name="P1">is perfectly unable to produce any force or torque in this direction. This is due to</text:p>
      <text:p text:style-name="P1">the fact that no matter what the tilting angle for this propeller is, the thrust it</text:p>
      <text:p text:style-name="P1">produces is parallel to the arm direction (see \Cref{fig:tilt_model}). Therefore,</text:p>
      <text:p text:style-name="P1">the minimal attainable forces and torques for the drone are in the direction where</text:p>
      <text:p text:style-name="P1">it looses a propeller, i.e. the arm directions. So instead of optimizing the force</text:p>
      <text:p text:style-name="P1">and torque in a large number of direction, it is enough for this cost function to</text:p>
      <text:p text:style-name="P1">optimize the force and torque in $n$ directions.\\</text:p>
      <text:p text:style-name="P1">The second cost function consist in maximizing the minimal attainable force</text:p>
      <text:p text:style-name="P1">and the minimal attainable torque that the MAV can produce in any direction</text:p>
      <text:p text:style-name="P1">and minimizing the MAV’s inertia. It is the same as the first cost function, but</text:p>
      <text:p text:style-name="P1">the last term is added in order to have an easier drone to control and thus put</text:p>
      <text:p text:style-name="P1">a criterion on the controllability.\\</text:p>
      <text:p text:style-name="P1"><text:soft-page-break/>The next cost function is designed to maximize the volume of the reachable</text:p>
      <text:p text:style-name="P1">force and torque space. The force and torque spaces are two polyhedron formed</text:p>
      <text:p text:style-name="P1">by the drone’s attainable forces and torques in every directions (see \Cref{fig:tool_outputa}</text:p>
      <text:p text:style-name="P1">and \Cref{fig:tool_outputb}). The idea behind this cost function is to have the</text:p>
      <text:p text:style-name="P1">biggest task space for the drone and hence increase the MAV’s ability to navigate</text:p>
      <text:p text:style-name="P1">in any orientation and to any position. This cost function is computationally heavy,</text:p>
      <text:p text:style-name="P1">because in order to have precise polyhedrons for the different spaces, the forces and</text:p>
      <text:p text:style-name="P1">torques has to be computed in 7490 directions.\\</text:p>
      <text:p text:style-name="P1">After that a cost function that maximize the force, the torque and the hover</text:p>
      <text:p text:style-name="P1">efficiency in all directions. The aim of this cost function</text:p>
      <text:p text:style-name="P1">is to maximize the agility of the MAV for good disturbance rejection. Moreover,</text:p>
      <text:p text:style-name="P1">the term that maximizes the hover efficiency is designed to give the drone design</text:p>
      <text:p text:style-name="P1">the ability to perform manipulation efficiently in any orientation. Solving the</text:p>
      <text:p text:style-name="P1">optimization problem for this cost function can also be computationally heavy</text:p>
      <text:p text:style-name="P1">depending on how many directions you choose to represent “all directions”.\\</text:p>
      <text:p text:style-name="P1">The last cost function maximizes the force and the torque in one defined</text:p>
      <text:p text:style-name="P1">direction d. It is mostly designed to test the optimization engine as it is</text:p>
      <text:p text:style-name="P1">computationally light and given specific directions the optimal design is</text:p>
      <text:p text:style-name="P1">pretty straightforward. For instance if you maximize the force in the $Z$</text:p>
      <text:p text:style-name="P1">direction for a 4-rotor MAV, the expected optimal solution would be a traditional</text:p>
      <text:p text:style-name="P1">quad-copter.</text:p>
      <text:p text:style-name="P1">In the presented cost functions the multi-rotor model described in</text:p>
      <text:p text:style-name="P1">\Cref{sec:modeling_mav} is implemented in MATLAB$^\textrm{\textregistered}$</text:p>
      <text:p text:style-name="P1">to compute the different forces and torques in the different directions.</text:p>
      <text:p text:style-name="P1"/>
      <text:p text:style-name="P1">\subsubsection{Solver}</text:p>
      <text:p text:style-name="P1">\label{sec:solver}</text:p>
      <text:p text:style-name="P1">To solve the problem in \Cref{opt_pb}, the tool uses</text:p>
      <text:p text:style-name="P1">MATLAB$^\textrm{\textregistered}$ function fmincon, with different algorithm.</text:p>
      <text:p text:style-name="P1">The one showing the quickest convergence and the best results being the sequential</text:p>
      <text:p text:style-name="P1">quadratic programming (sqp) algorithm.</text:p>
      <text:p text:style-name="P1"><text:soft-page-break/></text:p>
      <text:p text:style-name="P1">\section{Optimization tool}</text:p>
      <text:p text:style-name="P1">\label{sec:optimization_tool}</text:p>
      <text:p text:style-name="P1">As explained before, an optimization engine or tool has been developed to perform</text:p>
      <text:p text:style-name="P1">the design optimization of the drone and return information on the resulting design.</text:p>
      <text:p text:style-name="P1">In this section the tool is showed and its working principle is explained.</text:p>
      <text:p text:style-name="P1">\subsubsection{User Guide}</text:p>
      <text:p text:style-name="P1">\label{sec:user_guide}</text:p>
      <text:p text:style-name="P1">To use the tool the graphical user interface (GUI) represented in \Cref{fig:gui}</text:p>
      <text:p text:style-name="P1">first has to be <text:span text:style-name="T2">opened</text:span>. Then, the parameters to optimize have to be selected. The</text:p>
      <text:p text:style-name="P1">choice is between optimizing just $\beta$ angles, or $\beta$ angles with other</text:p>
      <text:p text:style-name="P1">selected parameters (see \Cref{fig:gui}). Afterwards, the design parameters that</text:p>
      <text:p text:style-name="P1">are not selected for the optimization have to be specified. For instance, if the arm</text:p>
      <text:p text:style-name="P1">length is not to optimize, <text:s/>the user has to specify an arm length. To solve the</text:p>
      <text:p text:style-name="P1">optimization the sqp algorithm needs an initial solution. Hence, an initial solution</text:p>
      <text:p text:style-name="P1">is expected from the user. Then the cost function has to be chosen from the list</text:p>
      <text:p text:style-name="P1">(see \Cref{fig:gui}). Finally, in order to obtain a result the user only needs to</text:p>
      <text:p text:style-name="P1">push the “start optimization” button.</text:p>
      <text:p text:style-name="P1"/>
      <text:p text:style-name="P1">\begin{figure}[!h]</text:p>
      <text:p text:style-name="P1"><text:s text:c="2"/>\centering</text:p>
      <text:p text:style-name="P1"><text:s text:c="2"/>\includegraphics[width=0.85\textwidth]{images/gui.png}</text:p>
      <text:p text:style-name="P1"><text:s text:c="2"/>\caption{MAV morphology optimization tool GUI.}</text:p>
      <text:p text:style-name="P1"><text:s text:c="2"/>\label{fig:gui}</text:p>
      <text:p text:style-name="P1">\end{figure}</text:p>
      <text:p text:style-name="P1"/>
      <text:p text:style-name="P1">\subsubsection{Outcome}</text:p>
      <text:p text:style-name="P1">\label{sec:outcome}</text:p>
      <text:p text:style-name="P1">Apart from the optimal design parameters ($\beta$, $\theta$, $L$ and $n$), the</text:p>
      <text:p text:style-name="P1">optimization tool returns a MATLAB$^\textrm{\textregistered}$ plot containing</text:p>
      <text:p text:style-name="P1">the attainable force space, the attainable torque space, the hover efficiency in</text:p>
      <text:p text:style-name="P1"><text:soft-page-break/>every orientation and a schematic of the MAV’s design (see \Cref{fig:tool_output}).</text:p>
      <text:p text:style-name="P1">It is important to note that the force and torque space and the hover efficiency</text:p>
      <text:p text:style-name="P1">diagram are all represented in the drone’s body frame.</text:p>
      <text:p text:style-name="P1">\begin{figure}[!h]</text:p>
      <text:p text:style-name="P1"><text:s text:c="2"/>\begin{subfigure}[b]{0.48\textwidth}</text:p>
      <text:p text:style-name="P1"><text:s text:c="4"/>\includegraphics[width=\linewidth]{images/n=4_force.jpg}</text:p>
      <text:p text:style-name="P1"><text:s text:c="4"/>\caption{Force space.} \label{fig:tool_outputa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48\textwidth}</text:p>
      <text:p text:style-name="P1"><text:s text:c="4"/>\includegraphics[width=\linewidth]{images/n=4_torque.jpg}</text:p>
      <text:p text:style-name="P1"><text:s text:c="4"/>\caption{Torque space.} \label{fig:tool_outputb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48\textwidth}</text:p>
      <text:p text:style-name="P1"><text:s text:c="4"/>\includegraphics[width=\linewidth]{images/n=4_hover.jpg}</text:p>
      <text:p text:style-name="P1"><text:s text:c="4"/>\caption{Hover efficiency.} \label{fig:tool_outputc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48\textwidth}</text:p>
      <text:p text:style-name="P1"><text:s text:c="4"/>\includegraphics[width=\linewidth]{images/n=4_model.jpg}</text:p>
      <text:p text:style-name="P1"><text:s text:c="4"/>\caption{MAV representation.} \label{fig:tool_outputd}</text:p>
      <text:p text:style-name="P1"><text:s text:c="2"/>\end{subfigure}</text:p>
      <text:p text:style-name="P1"><text:s text:c="2"/>\caption{Example of what is outputted by the optimization engine.}</text:p>
      <text:p text:style-name="P1"><text:s text:c="2"/>\label{fig:tool_output}</text:p>
      <text:p text:style-name="P1">\end{figure}</text:p>
      <text:p text:style-name="P1"/>
      <text:p text:style-name="P1">Along with the design parameters and the figure the optimization engine also</text:p>
      <text:p text:style-name="P1">returns information on the drone capabilities called metrics. These metrics are</text:p>
      <text:p text:style-name="P1">listed in \Cref{tab:tab_metrics}.</text:p>
      <text:p text:style-name="P1"/>
      <text:p text:style-name="P1"><text:soft-page-break/>\begin{table}[!h]</text:p>
      <text:p text:style-name="P1">\begin{center}</text:p>
      <text:p text:style-name="P1"><text:s/>\caption{List of the metrics returned by the optimization tool.}\vspace{1ex}</text:p>
      <text:p text:style-name="P1"><text:s/>\label{tab:tab_metrics}</text:p>
      <text:p text:style-name="P1"><text:s/>\resizebox{\textwidth}{!}{</text:p>
      <text:p text:style-name="P1"><text:s/>\begin{tabular}{|l||c|c|c|c|c|c|}</text:p>
      <text:p text:style-name="P1"><text:s text:c="3"/>\hline</text:p>
      <text:p text:style-name="P1"><text:s text:c="3"/>Metrics: &amp; Minimal &amp; Maximal &amp; Mean &amp; MAD &amp; Task space volume &amp; Task space surface\\ \hline \hline</text:p>
      <text:p text:style-name="P1"><text:s text:c="3"/>Force: &amp; $[N]$ &amp; $[N]$ &amp; $[N]$ &amp; $[N]$ &amp; $[N^3]$ &amp; $[N^2]$\\</text:p>
      <text:p text:style-name="P1"><text:s text:c="3"/>Torque: &amp; $[Nm]$ &amp; $[Nm]$ &amp; $[Nm]$ &amp; $[Nm]$ &amp; $[N^3m^3]$ &amp; $[N^2m^2]$\\</text:p>
      <text:p text:style-name="P1"><text:s text:c="3"/>Hover efficiency: &amp; $[\%]$ &amp; $[\%]$ &amp; $[\%]$ &amp; $[\%]$ &amp; - &amp; -\\</text:p>
      <text:p text:style-name="P1"><text:s text:c="3"/>\hline</text:p>
      <text:p text:style-name="P1"><text:s/>\end{tabular}}</text:p>
      <text:p text:style-name="P1">\end{center}</text:p>
      <text:p text:style-name="P1">\end{table}</text:p>
      <text:p text:style-name="P1"/>
      <text:p text:style-name="P1">\subsubsection{Limitations}</text:p>
      <text:p text:style-name="P1">\label{sec:limitations}</text:p>
      <text:p text:style-name="P1">Due to the non-linearity of the cost functions and the fact that the algorithms</text:p>
      <text:p text:style-name="P1">available in MATLAB$^\textrm{\textregistered}$ only guarantee convergence</text:p>
      <text:p text:style-name="P1">to local optima, the solution returned by the engine is strongly dependent to the</text:p>
      <text:p text:style-name="P1">chosen initial solution. And also the more parameters wants to be optimized the</text:p>
      <text:p text:style-name="P1">more the algorithms get stuck in local optima.</text:p>
      <text:p text:style-name="P1"/>
      <text:p text:style-name="P1">\section{Simulation Approach}</text:p>
      <text:p text:style-name="P1">\label{sec:control_approach}</text:p>
      <text:p text:style-name="P4"><text:span text:style-name="T5">As said before, a few of the optimal designs are tested in simulation on</text:span></text:p>
      <text:p text:style-name="P5"><text:span text:style-name="T5">Gazebo$^\textrm{\textregistered}$. In order to be simulated on</text:span></text:p>
      <text:p text:style-name="P6"><text:span text:style-name="T5">Gazebo$^\textrm{\textregistered}$ a robot model, which is represented</text:span></text:p>
      <text:p text:style-name="P6"><text:span text:style-name="T5">in a Unified Robot Description Format\footnote{Format based </text:span>on XML used</text:p>
      <text:p text:style-name="P5"><text:soft-page-break/>to represent robot models in ROS} (URDF) file, <text:span text:style-name="T6">is first launched on</text:span></text:p>
      <text:p text:style-name="P8"><text:span text:style-name="T3">Gazebo$^\textrm{\textregistered}$. In the mean time, a ROS node to control</text:span></text:p>
      <text:p text:style-name="P9"><text:span text:style-name="T3">the robot’s joints is also launched and the simulation can then properly start</text:span></text:p>
      <text:p text:style-name="P9"><text:span text:style-name="T7">(see \Cref{fig:sim_gazebo}).</text:span></text:p>
      <text:p text:style-name="P7"><text:span text:style-name="T7">So as to simulate the chosen optimal MAV designs, they first have to be</text:span></text:p>
      <text:p text:style-name="P7"><text:span text:style-name="T7">modeled in URDF files. Once that done, the ROS node responsible for the</text:span></text:p>
      <text:p text:style-name="P7"><text:span text:style-name="T7">control of the MAV, that is referred to as the control node, has to be built.</text:span></text:p>
      <text:p text:style-name="P11">Luckily, during this work the access to Voiro’s control node was granted</text:p>
      <text:p text:style-name="P11"><text:s/><text:span text:style-name="T4">\citep{kamel_voliro:_2018}</text:span>. Therefore, to properly control the different</text:p>
      <text:p text:style-name="P11">design of MAV obtained, only a few changes are needed on Voliro’s control</text:p>
      <text:p text:style-name="P11">node. First, the controller node has to be generalized for a n-rotor drone <text:span text:style-name="T8">(</text:span></text:p>
      <text:p text:style-name="P11"><text:span text:style-name="T8">opposed to a 6-rotor drone for Voliro)</text:span>. <text:span text:style-name="T8">Then, the static allocation matrix</text:span></text:p>
      <text:p text:style-name="P11"><text:span text:style-name="T8">(which is how Voliro transforms a desired angular and linear acceleration into</text:span></text:p>
      <text:p text:style-name="P11"><text:span text:style-name="T8">desired motor speeds and rotor tilting angles)</text:span></text:p>
      <text:p text:style-name="P12">has to be generalized to a n-rotor MAV with an arbitrary arm orientation.</text:p>
      <text:p text:style-name="P12">Finally, the arbitrary arm orientation can cause a center of mass (CoM)</text:p>
      <text:p text:style-name="P12"><text:span text:style-name="T1">offset. </text:span>An additional <text:span text:style-name="T9">angular </text:span>acceleration thus has to be added to the desired</text:p>
      <text:p text:style-name="P13"><text:span text:style-name="T9">angular </text:span>acceleration, in order to compensate for the CoM offset. This</text:p>
      <text:p text:style-name="P13"><text:span text:style-name="T9">angular </text:span>acceleratio<text:span text:style-name="T9">n i</text:span>s calculated as follow</text:p>
      <text:p text:style-name="P13"/>
      <text:p text:style-name="P14">\begin{equation}</text:p>
      <text:p text:style-name="P14"><text:s text:c="2"/>\label{com_offset}</text:p>
      <text:p text:style-name="P14"><text:tab/>\dot(\omega)<text:span text:style-name="T7">_</text:span>{CoM}<text:span text:style-name="T7"> = -I_</text:span>B^{-1}(R_{CoM}\times m\ddot(p)_{des}<text:span text:style-name="T9">\, ,</text:span></text:p>
      <text:p text:style-name="P14">\end{equation}</text:p>
      <text:p text:style-name="P14"/>
      <text:p text:style-name="P15">where $R_{CoM}$ <text:span text:style-name="T10">is the CoM position vector</text:span> <text:span text:style-name="T10">and</text:span> $\ddot(p)_{des}$ the <text:span text:style-name="T10">desired</text:span></text:p>
      <text:p text:style-name="P16">linear acceleration.\\</text:p>
      <text:p text:style-name="P16">Once all these changes done, the MAV model can be controlled in</text:p>
      <text:p text:style-name="P10"><text:span text:style-name="T3">Gazebo$^\textrm{\textregistered}$ as it can be seen in \Cref{fig:sim_gazebo}).</text:span></text:p>
      <text:p text:style-name="P17"/>
      <text:p text:style-name="P17">\begin{figure}[!h]</text:p>
      <text:p text:style-name="P17"><text:soft-page-break/><text:s text:c="2"/>\centering</text:p>
      <text:p text:style-name="P17"><text:s text:c="2"/>\includegraphics[width=0.5\textwidth]{images/sim_gazebo.png}</text:p>
      <text:p text:style-name="P17"><text:s text:c="2"/>\caption{MAV design successfully launched and controlled in Gazebo$^\textrm{\textregistered}$.}</text:p>
      <text:p text:style-name="P17"><text:s text:c="2"/>\label{fig:sim_gazebo}</text:p>
      <text:p text:style-name="P17">\end{figu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Gliederung_20_1" style:display-name="Content____~LT~Gliederung 1" style:family="paragraph" style:default-outline-level="">
      <style:paragraph-properties fo:margin-left="0in" fo:margin-right="0in" fo:margin-top="0in" fo:margin-bottom="0.194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Gliederung_20_2" style:display-name="Content____~LT~Gliederung 2" style:family="paragraph" style:parent-style-name="Content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7e_LT_7e_Gliederung_20_3" style:display-name="Content____~LT~Gliederung 3" style:family="paragraph" style:parent-style-name="Content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7e_LT_7e_Gliederung_20_4" style:display-name="Content____~LT~Gliederung 4" style:family="paragraph" style:parent-style-name="Content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7e_LT_7e_Gliederung_20_5" style:display-name="Content____~LT~Gliederung 5" style:family="paragraph" style:parent-style-name="Content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7e_LT_7e_Gliederung_20_6" style:display-name="Content____~LT~Gliederung 6" style:family="paragraph" style:parent-style-name="Content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7" style:display-name="Content____~LT~Gliederung 7" style:family="paragraph" style:parent-style-name="Content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8" style:display-name="Content____~LT~Gliederung 8" style:family="paragraph" style:parent-style-name="Content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9" style:display-name="Content____~LT~Gliederung 9" style:family="paragraph" style:parent-style-name="Content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Titel" style:display-name="Content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Untertitel" style:display-name="Content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Notizen" style:display-name="Content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Hintergrundobjekte" style:display-name="Content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Hintergrund" style:display-name="Content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Gliederung_20_1" style:display-name="Content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Gliederung_20_2" style:display-name="Content_____~LT~Gliederung 2" style:family="paragraph" style:parent-style-name="Content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7e_LT_7e_Gliederung_20_3" style:display-name="Content_____~LT~Gliederung 3" style:family="paragraph" style:parent-style-name="Content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7e_LT_7e_Gliederung_20_4" style:display-name="Content_____~LT~Gliederung 4" style:family="paragraph" style:parent-style-name="Content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7e_LT_7e_Gliederung_20_5" style:display-name="Content_____~LT~Gliederung 5" style:family="paragraph" style:parent-style-name="Content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7e_LT_7e_Gliederung_20_6" style:display-name="Content_____~LT~Gliederung 6" style:family="paragraph" style:parent-style-name="Content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7" style:display-name="Content_____~LT~Gliederung 7" style:family="paragraph" style:parent-style-name="Content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8" style:display-name="Content_____~LT~Gliederung 8" style:family="paragraph" style:parent-style-name="Content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9" style:display-name="Content_____~LT~Gliederung 9" style:family="paragraph" style:parent-style-name="Content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Titel" style:display-name="Content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Untertitel" style:display-name="Content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Notizen" style:display-name="Content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Hintergrundobjekte" style:display-name="Content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Hintergrund" style:display-name="Content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Gliederung_20_1" style:display-name="Content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Gliederung_20_2" style:display-name="Content______~LT~Gliederung 2" style:family="paragraph" style:parent-style-name="Content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7e_LT_7e_Gliederung_20_3" style:display-name="Content______~LT~Gliederung 3" style:family="paragraph" style:parent-style-name="Content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7e_LT_7e_Gliederung_20_4" style:display-name="Content______~LT~Gliederung 4" style:family="paragraph" style:parent-style-name="Content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7e_LT_7e_Gliederung_20_5" style:display-name="Content______~LT~Gliederung 5" style:family="paragraph" style:parent-style-name="Content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7e_LT_7e_Gliederung_20_6" style:display-name="Content______~LT~Gliederung 6" style:family="paragraph" style:parent-style-name="Content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7" style:display-name="Content______~LT~Gliederung 7" style:family="paragraph" style:parent-style-name="Content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8" style:display-name="Content______~LT~Gliederung 8" style:family="paragraph" style:parent-style-name="Content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9" style:display-name="Content______~LT~Gliederung 9" style:family="paragraph" style:parent-style-name="Content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Titel" style:display-name="Content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Untertitel" style:display-name="Content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Notizen" style:display-name="Content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Hintergrundobjekte" style:display-name="Content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Hintergrund" style:display-name="Content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Gliederung_20_1" style:display-name="Content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Gliederung_20_2" style:display-name="Content_______~LT~Gliederung 2" style:family="paragraph" style:parent-style-name="Content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7e_LT_7e_Gliederung_20_3" style:display-name="Content_______~LT~Gliederung 3" style:family="paragraph" style:parent-style-name="Content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7e_LT_7e_Gliederung_20_4" style:display-name="Content_______~LT~Gliederung 4" style:family="paragraph" style:parent-style-name="Content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7e_LT_7e_Gliederung_20_5" style:display-name="Content_______~LT~Gliederung 5" style:family="paragraph" style:parent-style-name="Content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7e_LT_7e_Gliederung_20_6" style:display-name="Content_______~LT~Gliederung 6" style:family="paragraph" style:parent-style-name="Content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7" style:display-name="Content_______~LT~Gliederung 7" style:family="paragraph" style:parent-style-name="Content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8" style:display-name="Content_______~LT~Gliederung 8" style:family="paragraph" style:parent-style-name="Content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9" style:display-name="Content_______~LT~Gliederung 9" style:family="paragraph" style:parent-style-name="Content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Titel" style:display-name="Content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Untertitel" style:display-name="Content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Notizen" style:display-name="Content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Hintergrundobjekte" style:display-name="Content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Hintergrund" style:display-name="Content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Gliederung_20_1" style:display-name="Content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Gliederung_20_2" style:display-name="Content________~LT~Gliederung 2" style:family="paragraph" style:parent-style-name="Content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7e_LT_7e_Gliederung_20_3" style:display-name="Content________~LT~Gliederung 3" style:family="paragraph" style:parent-style-name="Content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7e_LT_7e_Gliederung_20_4" style:display-name="Content________~LT~Gliederung 4" style:family="paragraph" style:parent-style-name="Content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7e_LT_7e_Gliederung_20_5" style:display-name="Content________~LT~Gliederung 5" style:family="paragraph" style:parent-style-name="Content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7e_LT_7e_Gliederung_20_6" style:display-name="Content________~LT~Gliederung 6" style:family="paragraph" style:parent-style-name="Content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7" style:display-name="Content________~LT~Gliederung 7" style:family="paragraph" style:parent-style-name="Content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8" style:display-name="Content________~LT~Gliederung 8" style:family="paragraph" style:parent-style-name="Content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9" style:display-name="Content________~LT~Gliederung 9" style:family="paragraph" style:parent-style-name="Content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Titel" style:display-name="Content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Untertitel" style:display-name="Content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Notizen" style:display-name="Content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Hintergrundobjekte" style:display-name="Content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Hintergrund" style:display-name="Content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Gliederung_20_1" style:display-name="Content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Gliederung_20_2" style:display-name="Content_________~LT~Gliederung 2" style:family="paragraph" style:parent-style-name="Content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7e_LT_7e_Gliederung_20_3" style:display-name="Content_________~LT~Gliederung 3" style:family="paragraph" style:parent-style-name="Content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7e_LT_7e_Gliederung_20_4" style:display-name="Content_________~LT~Gliederung 4" style:family="paragraph" style:parent-style-name="Content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7e_LT_7e_Gliederung_20_5" style:display-name="Content_________~LT~Gliederung 5" style:family="paragraph" style:parent-style-name="Content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7e_LT_7e_Gliederung_20_6" style:display-name="Content_________~LT~Gliederung 6" style:family="paragraph" style:parent-style-name="Content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7" style:display-name="Content_________~LT~Gliederung 7" style:family="paragraph" style:parent-style-name="Content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8" style:display-name="Content_________~LT~Gliederung 8" style:family="paragraph" style:parent-style-name="Content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9" style:display-name="Content_________~LT~Gliederung 9" style:family="paragraph" style:parent-style-name="Content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Titel" style:display-name="Content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Untertitel" style:display-name="Content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Notizen" style:display-name="Content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Hintergrundobjekte" style:display-name="Content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Hintergrund" style:display-name="Content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Gliederung_20_1" style:display-name="Content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Gliederung_20_2" style:display-name="Content__________~LT~Gliederung 2" style:family="paragraph" style:parent-style-name="Content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7e_LT_7e_Gliederung_20_3" style:display-name="Content__________~LT~Gliederung 3" style:family="paragraph" style:parent-style-name="Content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7e_LT_7e_Gliederung_20_4" style:display-name="Content__________~LT~Gliederung 4" style:family="paragraph" style:parent-style-name="Content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7e_LT_7e_Gliederung_20_5" style:display-name="Content__________~LT~Gliederung 5" style:family="paragraph" style:parent-style-name="Content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7e_LT_7e_Gliederung_20_6" style:display-name="Content__________~LT~Gliederung 6" style:family="paragraph" style:parent-style-name="Content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7" style:display-name="Content__________~LT~Gliederung 7" style:family="paragraph" style:parent-style-name="Content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8" style:display-name="Content__________~LT~Gliederung 8" style:family="paragraph" style:parent-style-name="Content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9" style:display-name="Content__________~LT~Gliederung 9" style:family="paragraph" style:parent-style-name="Content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Titel" style:display-name="Content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Untertitel" style:display-name="Content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Notizen" style:display-name="Content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Hintergrundobjekte" style:display-name="Content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Hintergrund" style:display-name="Content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Gliederung_20_1" style:display-name="Content_____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Gliederung_20_2" style:display-name="Content___________~LT~Gliederung 2" style:family="paragraph" style:parent-style-name="Content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7e_LT_7e_Gliederung_20_3" style:display-name="Content___________~LT~Gliederung 3" style:family="paragraph" style:parent-style-name="Content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7e_LT_7e_Gliederung_20_4" style:display-name="Content___________~LT~Gliederung 4" style:family="paragraph" style:parent-style-name="Content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7e_LT_7e_Gliederung_20_5" style:display-name="Content___________~LT~Gliederung 5" style:family="paragraph" style:parent-style-name="Content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7e_LT_7e_Gliederung_20_6" style:display-name="Content___________~LT~Gliederung 6" style:family="paragraph" style:parent-style-name="Content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7" style:display-name="Content___________~LT~Gliederung 7" style:family="paragraph" style:parent-style-name="Content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8" style:display-name="Content___________~LT~Gliederung 8" style:family="paragraph" style:parent-style-name="Content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9" style:display-name="Content___________~LT~Gliederung 9" style:family="paragraph" style:parent-style-name="Content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Titel" style:display-name="Content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Untertitel" style:display-name="Content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Notizen" style:display-name="Content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Hintergrundobjekte" style:display-name="Content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Hintergrund" style:display-name="Content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Gliederung_20_1" style:display-name="Content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Gliederung_20_2" style:display-name="Content____________~LT~Gliederung 2" style:family="paragraph" style:parent-style-name="Content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7e_LT_7e_Gliederung_20_3" style:display-name="Content____________~LT~Gliederung 3" style:family="paragraph" style:parent-style-name="Content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7e_LT_7e_Gliederung_20_4" style:display-name="Content____________~LT~Gliederung 4" style:family="paragraph" style:parent-style-name="Content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7e_LT_7e_Gliederung_20_5" style:display-name="Content____________~LT~Gliederung 5" style:family="paragraph" style:parent-style-name="Content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7e_LT_7e_Gliederung_20_6" style:display-name="Content____________~LT~Gliederung 6" style:family="paragraph" style:parent-style-name="Content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7" style:display-name="Content____________~LT~Gliederung 7" style:family="paragraph" style:parent-style-name="Content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8" style:display-name="Content____________~LT~Gliederung 8" style:family="paragraph" style:parent-style-name="Content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9" style:display-name="Content____________~LT~Gliederung 9" style:family="paragraph" style:parent-style-name="Content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Titel" style:display-name="Content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Untertitel" style:display-name="Content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Notizen" style:display-name="Content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Hintergrundobjekte" style:display-name="Content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Hintergrund" style:display-name="Content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Gliederung_20_1" style:display-name="Content_____________~LT~Gliederung 1" style:family="paragraph" style:default-outline-level="">
      <style:paragraph-properties fo:margin-left="0in" fo:margin-right="0in" fo:margin-top="0in" fo:margin-bottom="0.163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Gliederung_20_2" style:display-name="Content_____________~LT~Gliederung 2" style:family="paragraph" style:parent-style-name="Content_5f__5f_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7e_LT_7e_Gliederung_20_3" style:display-name="Content_____________~LT~Gliederung 3" style:family="paragraph" style:parent-style-name="Content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7e_LT_7e_Gliederung_20_4" style:display-name="Content_____________~LT~Gliederung 4" style:family="paragraph" style:parent-style-name="Content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7e_LT_7e_Gliederung_20_5" style:display-name="Content_____________~LT~Gliederung 5" style:family="paragraph" style:parent-style-name="Content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7e_LT_7e_Gliederung_20_6" style:display-name="Content_____________~LT~Gliederung 6" style:family="paragraph" style:parent-style-name="Content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7" style:display-name="Content_____________~LT~Gliederung 7" style:family="paragraph" style:parent-style-name="Content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8" style:display-name="Content_____________~LT~Gliederung 8" style:family="paragraph" style:parent-style-name="Content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9" style:display-name="Content_____________~LT~Gliederung 9" style:family="paragraph" style:parent-style-name="Content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Titel" style:display-name="Content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Untertitel" style:display-name="Content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Notizen" style:display-name="Content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Hintergrundobjekte" style:display-name="Content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Hintergrund" style:display-name="Content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Gliederung_20_1" style:display-name="Content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Gliederung_20_2" style:display-name="Content______________~LT~Gliederung 2" style:family="paragraph" style:parent-style-name="Content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7e_LT_7e_Gliederung_20_3" style:display-name="Content______________~LT~Gliederung 3" style:family="paragraph" style:parent-style-name="Content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7e_LT_7e_Gliederung_20_4" style:display-name="Content______________~LT~Gliederung 4" style:family="paragraph" style:parent-style-name="Content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7e_LT_7e_Gliederung_20_5" style:display-name="Content______________~LT~Gliederung 5" style:family="paragraph" style:parent-style-name="Content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7e_LT_7e_Gliederung_20_6" style:display-name="Content______________~LT~Gliederung 6" style:family="paragraph" style:parent-style-name="Content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7" style:display-name="Content______________~LT~Gliederung 7" style:family="paragraph" style:parent-style-name="Content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8" style:display-name="Content______________~LT~Gliederung 8" style:family="paragraph" style:parent-style-name="Content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9" style:display-name="Content______________~LT~Gliederung 9" style:family="paragraph" style:parent-style-name="Content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Titel" style:display-name="Content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Untertitel" style:display-name="Content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Notizen" style:display-name="Content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Hintergrundobjekte" style:display-name="Content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Hintergrund" style:display-name="Content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Gliederung_20_1" style:display-name="Content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Gliederung_20_2" style:display-name="Content_______________~LT~Gliederung 2" style:family="paragraph" style:parent-style-name="Content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7e_LT_7e_Gliederung_20_3" style:display-name="Content_______________~LT~Gliederung 3" style:family="paragraph" style:parent-style-name="Content_5f__5f_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7e_LT_7e_Gliederung_20_4" style:display-name="Content_______________~LT~Gliederung 4" style:family="paragraph" style:parent-style-name="Content_5f__5f_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7e_LT_7e_Gliederung_20_5" style:display-name="Content_______________~LT~Gliederung 5" style:family="paragraph" style:parent-style-name="Content_5f__5f_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7e_LT_7e_Gliederung_20_6" style:display-name="Content_______________~LT~Gliederung 6" style:family="paragraph" style:parent-style-name="Content_5f__5f_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7" style:display-name="Content_______________~LT~Gliederung 7" style:family="paragraph" style:parent-style-name="Content_5f__5f_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8" style:display-name="Content_______________~LT~Gliederung 8" style:family="paragraph" style:parent-style-name="Content_5f__5f_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9" style:display-name="Content_______________~LT~Gliederung 9" style:family="paragraph" style:parent-style-name="Content_5f__5f_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Titel" style:display-name="Content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Untertitel" style:display-name="Content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Notizen" style:display-name="Content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Hintergrundobjekte" style:display-name="Content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Hintergrund" style:display-name="Content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Gliederung_20_1" style:display-name="Content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Gliederung_20_2" style:display-name="Content________________~LT~Gliederung 2" style:family="paragraph" style:parent-style-name="Content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7e_LT_7e_Gliederung_20_3" style:display-name="Content________________~LT~Gliederung 3" style:family="paragraph" style:parent-style-name="Content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7e_LT_7e_Gliederung_20_4" style:display-name="Content________________~LT~Gliederung 4" style:family="paragraph" style:parent-style-name="Content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7e_LT_7e_Gliederung_20_5" style:display-name="Content________________~LT~Gliederung 5" style:family="paragraph" style:parent-style-name="Content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7e_LT_7e_Gliederung_20_6" style:display-name="Content________________~LT~Gliederung 6" style:family="paragraph" style:parent-style-name="Content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7" style:display-name="Content________________~LT~Gliederung 7" style:family="paragraph" style:parent-style-name="Content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8" style:display-name="Content________________~LT~Gliederung 8" style:family="paragraph" style:parent-style-name="Content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9" style:display-name="Content________________~LT~Gliederung 9" style:family="paragraph" style:parent-style-name="Content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Titel" style:display-name="Content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Untertitel" style:display-name="Content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Notizen" style:display-name="Content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Hintergrundobjekte" style:display-name="Content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Hintergrund" style:display-name="Content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Gliederung_20_1" style:display-name="Content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Gliederung_20_2" style:display-name="Content_________________~LT~Gliederung 2" style:family="paragraph" style:parent-style-name="Content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7e_LT_7e_Gliederung_20_3" style:display-name="Content_________________~LT~Gliederung 3" style:family="paragraph" style:parent-style-name="Content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7e_LT_7e_Gliederung_20_4" style:display-name="Content_________________~LT~Gliederung 4" style:family="paragraph" style:parent-style-name="Content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7e_LT_7e_Gliederung_20_5" style:display-name="Content_________________~LT~Gliederung 5" style:family="paragraph" style:parent-style-name="Content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7e_LT_7e_Gliederung_20_6" style:display-name="Content_________________~LT~Gliederung 6" style:family="paragraph" style:parent-style-name="Content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7" style:display-name="Content_________________~LT~Gliederung 7" style:family="paragraph" style:parent-style-name="Content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8" style:display-name="Content_________________~LT~Gliederung 8" style:family="paragraph" style:parent-style-name="Content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9" style:display-name="Content_________________~LT~Gliederung 9" style:family="paragraph" style:parent-style-name="Content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Titel" style:display-name="Content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Untertitel" style:display-name="Content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Notizen" style:display-name="Content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Hintergrundobjekte" style:display-name="Content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Hintergrund" style:display-name="Content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Gliederung_20_1" style:display-name="Content_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Gliederung_20_2" style:display-name="Content__________________~LT~Gliederung 2" style:family="paragraph" style:parent-style-name="Content_5f_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5f__7e_LT_7e_Gliederung_20_3" style:display-name="Content__________________~LT~Gliederung 3" style:family="paragraph" style:parent-style-name="Content_5f_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5f__7e_LT_7e_Gliederung_20_4" style:display-name="Content__________________~LT~Gliederung 4" style:family="paragraph" style:parent-style-name="Content_5f_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5f__7e_LT_7e_Gliederung_20_5" style:display-name="Content__________________~LT~Gliederung 5" style:family="paragraph" style:parent-style-name="Content_5f_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5f__7e_LT_7e_Gliederung_20_6" style:display-name="Content__________________~LT~Gliederung 6" style:family="paragraph" style:parent-style-name="Content_5f_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7" style:display-name="Content__________________~LT~Gliederung 7" style:family="paragraph" style:parent-style-name="Content_5f_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8" style:display-name="Content__________________~LT~Gliederung 8" style:family="paragraph" style:parent-style-name="Content_5f_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9" style:display-name="Content__________________~LT~Gliederung 9" style:family="paragraph" style:parent-style-name="Content_5f_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Titel" style:display-name="Content_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Untertitel" style:display-name="Content_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Notizen" style:display-name="Content_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Hintergrundobjekte" style:display-name="Content_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Hintergrund" style:display-name="Content_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6T18:51:39.933757254</dc:date>
    <meta:editing-duration>PT16H48M2S</meta:editing-duration>
    <meta:editing-cycles>151</meta:editing-cycles>
    <meta:generator>LibreOffice/5.1.6.2$Linux_X86_64 LibreOffice_project/10m0$Build-2</meta:generator>
    <meta:document-statistic meta:table-count="0" meta:image-count="0" meta:object-count="0" meta:page-count="17" meta:paragraph-count="453" meta:word-count="2937" meta:character-count="21629" meta:non-whitespace-character-count="18598"/>
  </office:meta>
</office:document-meta>
</file>